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ee4e" officeooo:paragraph-rsid="0005994a"/>
    </style:style>
    <style:style style:name="P2" style:family="paragraph" style:parent-style-name="Standard">
      <style:text-properties officeooo:rsid="001dee4e" officeooo:paragraph-rsid="0009c531"/>
    </style:style>
    <style:style style:name="P3" style:family="paragraph" style:parent-style-name="Standard">
      <style:text-properties officeooo:rsid="001dee4e" officeooo:paragraph-rsid="000a1106"/>
    </style:style>
    <style:style style:name="P4" style:family="paragraph" style:parent-style-name="Standard">
      <style:text-properties officeooo:rsid="001dee4e" officeooo:paragraph-rsid="000c3d9a"/>
    </style:style>
    <style:style style:name="P5" style:family="paragraph" style:parent-style-name="Standard">
      <style:text-properties officeooo:rsid="001dee4e" officeooo:paragraph-rsid="00147aeb"/>
    </style:style>
    <style:style style:name="P6" style:family="paragraph" style:parent-style-name="Standard">
      <style:text-properties officeooo:rsid="001dee4e" officeooo:paragraph-rsid="00215379"/>
    </style:style>
    <style:style style:name="P7" style:family="paragraph" style:parent-style-name="Standard">
      <style:text-properties officeooo:rsid="001dee4e" officeooo:paragraph-rsid="00230f58"/>
    </style:style>
    <style:style style:name="P8" style:family="paragraph" style:parent-style-name="Standard">
      <style:text-properties officeooo:rsid="001dee4e" officeooo:paragraph-rsid="0026ef36"/>
    </style:style>
    <style:style style:name="P9" style:family="paragraph" style:parent-style-name="Standard">
      <style:text-properties officeooo:rsid="001dee4e" officeooo:paragraph-rsid="00291e24"/>
    </style:style>
    <style:style style:name="P10" style:family="paragraph" style:parent-style-name="Standard">
      <style:text-properties officeooo:rsid="001dee4e" officeooo:paragraph-rsid="002cfb78"/>
    </style:style>
    <style:style style:name="P11" style:family="paragraph" style:parent-style-name="Standard">
      <style:text-properties officeooo:rsid="001d6576" officeooo:paragraph-rsid="0005994a"/>
    </style:style>
    <style:style style:name="P12" style:family="paragraph" style:parent-style-name="Standard">
      <style:text-properties officeooo:rsid="001d6576" officeooo:paragraph-rsid="0009c531"/>
    </style:style>
    <style:style style:name="P13" style:family="paragraph" style:parent-style-name="Standard">
      <style:text-properties officeooo:rsid="001d6576" officeooo:paragraph-rsid="000a1106"/>
    </style:style>
    <style:style style:name="P14" style:family="paragraph" style:parent-style-name="Standard">
      <style:text-properties officeooo:rsid="001d6576" officeooo:paragraph-rsid="000c3d9a"/>
    </style:style>
    <style:style style:name="P15" style:family="paragraph" style:parent-style-name="Standard">
      <style:text-properties officeooo:rsid="001d6576" officeooo:paragraph-rsid="00147aeb"/>
    </style:style>
    <style:style style:name="P16" style:family="paragraph" style:parent-style-name="Standard">
      <style:text-properties officeooo:rsid="001d6576" officeooo:paragraph-rsid="00215379"/>
    </style:style>
    <style:style style:name="P17" style:family="paragraph" style:parent-style-name="Standard">
      <style:text-properties officeooo:rsid="001d6576" officeooo:paragraph-rsid="00230f58"/>
    </style:style>
    <style:style style:name="P18" style:family="paragraph" style:parent-style-name="Standard">
      <style:text-properties officeooo:rsid="001d6576" officeooo:paragraph-rsid="0026ef36"/>
    </style:style>
    <style:style style:name="P19" style:family="paragraph" style:parent-style-name="Standard">
      <style:text-properties officeooo:rsid="001d6576" officeooo:paragraph-rsid="00291e24"/>
    </style:style>
    <style:style style:name="P20" style:family="paragraph" style:parent-style-name="Standard">
      <style:text-properties officeooo:rsid="001d6576" officeooo:paragraph-rsid="002cfb78"/>
    </style:style>
    <style:style style:name="P21" style:family="paragraph" style:parent-style-name="Standard">
      <style:text-properties officeooo:rsid="0007c425" officeooo:paragraph-rsid="0007c425"/>
    </style:style>
    <style:style style:name="P22" style:family="paragraph" style:parent-style-name="Standard">
      <style:text-properties officeooo:rsid="0007c425" officeooo:paragraph-rsid="00083a94"/>
    </style:style>
    <style:style style:name="P23" style:family="paragraph" style:parent-style-name="Standard">
      <style:text-properties officeooo:rsid="000a436e" officeooo:paragraph-rsid="000a436e"/>
    </style:style>
    <style:style style:name="P24" style:family="paragraph" style:parent-style-name="Standard">
      <style:text-properties officeooo:rsid="000f5db4" officeooo:paragraph-rsid="000f5db4"/>
    </style:style>
    <style:style style:name="P25" style:family="paragraph" style:parent-style-name="Standard">
      <style:text-properties officeooo:rsid="00104fdd" officeooo:paragraph-rsid="00104fdd"/>
    </style:style>
    <style:style style:name="P26" style:family="paragraph" style:parent-style-name="Standard">
      <style:text-properties officeooo:rsid="00115a0c" officeooo:paragraph-rsid="00115a0c"/>
    </style:style>
    <style:style style:name="P27" style:family="paragraph" style:parent-style-name="Standard">
      <style:text-properties officeooo:rsid="0011706f" officeooo:paragraph-rsid="0011706f"/>
    </style:style>
    <style:style style:name="P28" style:family="paragraph" style:parent-style-name="Standard">
      <style:text-properties officeooo:rsid="00129d7a" officeooo:paragraph-rsid="00129d7a"/>
    </style:style>
    <style:style style:name="P29" style:family="paragraph" style:parent-style-name="Standard">
      <style:text-properties officeooo:rsid="00152bfe" officeooo:paragraph-rsid="00152bfe"/>
    </style:style>
    <style:style style:name="P30" style:family="paragraph" style:parent-style-name="Standard">
      <style:text-properties officeooo:rsid="00152bfe" officeooo:paragraph-rsid="001a2de9"/>
    </style:style>
    <style:style style:name="P31" style:family="paragraph" style:parent-style-name="Standard">
      <style:text-properties officeooo:rsid="00162007" officeooo:paragraph-rsid="00162007"/>
    </style:style>
    <style:style style:name="P32" style:family="paragraph" style:parent-style-name="Standard">
      <style:text-properties officeooo:rsid="0017078b" officeooo:paragraph-rsid="0017078b"/>
    </style:style>
    <style:style style:name="P33" style:family="paragraph" style:parent-style-name="Standard">
      <style:text-properties officeooo:rsid="0018d057" officeooo:paragraph-rsid="0018d057"/>
    </style:style>
    <style:style style:name="P34" style:family="paragraph" style:parent-style-name="Standard">
      <style:text-properties officeooo:rsid="001d616b" officeooo:paragraph-rsid="001d616b"/>
    </style:style>
    <style:style style:name="P35" style:family="paragraph" style:parent-style-name="Standard">
      <style:text-properties officeooo:rsid="001d616b" officeooo:paragraph-rsid="0020d6d3"/>
    </style:style>
    <style:style style:name="P36" style:family="paragraph" style:parent-style-name="Standard">
      <style:text-properties officeooo:rsid="001d616b" officeooo:paragraph-rsid="00215379"/>
    </style:style>
    <style:style style:name="P37" style:family="paragraph" style:parent-style-name="Standard">
      <style:text-properties officeooo:rsid="001d616b" officeooo:paragraph-rsid="00230f58"/>
    </style:style>
    <style:style style:name="P38" style:family="paragraph" style:parent-style-name="Standard">
      <style:text-properties officeooo:rsid="001d616b" officeooo:paragraph-rsid="0026aa8d"/>
    </style:style>
    <style:style style:name="P39" style:family="paragraph" style:parent-style-name="Standard">
      <style:text-properties officeooo:rsid="001d616b" officeooo:paragraph-rsid="0026ef36"/>
    </style:style>
    <style:style style:name="P40" style:family="paragraph" style:parent-style-name="Standard">
      <style:text-properties officeooo:rsid="001d616b" officeooo:paragraph-rsid="00291e24"/>
    </style:style>
    <style:style style:name="P41" style:family="paragraph" style:parent-style-name="Standard">
      <style:text-properties officeooo:rsid="001d616b" officeooo:paragraph-rsid="002cfb78"/>
    </style:style>
    <style:style style:name="P42" style:family="paragraph" style:parent-style-name="Standard">
      <style:text-properties officeooo:rsid="001d6ab2" officeooo:paragraph-rsid="001d6ab2"/>
    </style:style>
    <style:style style:name="P43" style:family="paragraph" style:parent-style-name="Standard">
      <style:text-properties officeooo:rsid="001d6ab2" officeooo:paragraph-rsid="00215379"/>
    </style:style>
    <style:style style:name="P44" style:family="paragraph" style:parent-style-name="Standard">
      <style:text-properties officeooo:rsid="001d6ab2" officeooo:paragraph-rsid="0023838d"/>
    </style:style>
    <style:style style:name="P45" style:family="paragraph" style:parent-style-name="Standard">
      <style:text-properties officeooo:rsid="001d6ab2" officeooo:paragraph-rsid="0026ef36"/>
    </style:style>
    <style:style style:name="P46" style:family="paragraph" style:parent-style-name="Standard">
      <style:text-properties officeooo:rsid="001d6ab2" officeooo:paragraph-rsid="00291e24"/>
    </style:style>
    <style:style style:name="P47" style:family="paragraph" style:parent-style-name="Standard">
      <style:text-properties officeooo:rsid="001d6ab2" officeooo:paragraph-rsid="002cfb78"/>
    </style:style>
    <style:style style:name="P48" style:family="paragraph" style:parent-style-name="Standard">
      <style:text-properties officeooo:rsid="001ec927" officeooo:paragraph-rsid="001ec927"/>
    </style:style>
    <style:style style:name="P49" style:family="paragraph" style:parent-style-name="Standard">
      <style:text-properties officeooo:rsid="001ec927" officeooo:paragraph-rsid="00215379"/>
    </style:style>
    <style:style style:name="P50" style:family="paragraph" style:parent-style-name="Standard">
      <style:text-properties officeooo:rsid="002ca422" officeooo:paragraph-rsid="002ca422"/>
    </style:style>
    <style:style style:name="P51" style:family="paragraph" style:parent-style-name="Standard">
      <style:text-properties officeooo:rsid="00312629" officeooo:paragraph-rsid="00312629"/>
    </style:style>
    <style:style style:name="P52" style:family="paragraph" style:parent-style-name="Standard">
      <style:text-properties officeooo:rsid="00328d5f" officeooo:paragraph-rsid="00328d5f"/>
    </style:style>
    <style:style style:name="P53" style:family="paragraph" style:parent-style-name="Standard">
      <style:text-properties officeooo:rsid="0034010e" officeooo:paragraph-rsid="0034010e"/>
    </style:style>
    <style:style style:name="P54" style:family="paragraph" style:parent-style-name="Standard">
      <style:text-properties officeooo:rsid="0034010e" officeooo:paragraph-rsid="0034b635"/>
    </style:style>
    <style:style style:name="P55" style:family="paragraph" style:parent-style-name="Standard">
      <style:text-properties officeooo:rsid="0034b635" officeooo:paragraph-rsid="0034b635"/>
    </style:style>
    <style:style style:name="P56" style:family="paragraph" style:parent-style-name="Standard">
      <style:text-properties officeooo:rsid="0007c425" officeooo:paragraph-rsid="0005994a"/>
    </style:style>
    <style:style style:name="P57" style:family="paragraph" style:parent-style-name="Standard">
      <style:text-properties officeooo:rsid="0007c425" officeooo:paragraph-rsid="00083a94"/>
    </style:style>
    <style:style style:name="P58" style:family="paragraph" style:parent-style-name="Standard">
      <style:text-properties officeooo:rsid="0007c425" officeooo:paragraph-rsid="00152bfe"/>
    </style:style>
    <style:style style:name="P59" style:family="paragraph" style:parent-style-name="Standard">
      <style:text-properties officeooo:rsid="0007c425" officeooo:paragraph-rsid="001a2de9"/>
    </style:style>
    <style:style style:name="P60" style:family="paragraph" style:parent-style-name="Standard">
      <style:text-properties officeooo:rsid="00367292" officeooo:paragraph-rsid="00367292"/>
    </style:style>
    <style:style style:name="T1" style:family="text">
      <style:text-properties officeooo:rsid="00066102"/>
    </style:style>
    <style:style style:name="T2" style:family="text">
      <style:text-properties officeooo:rsid="0007c425"/>
    </style:style>
    <style:style style:name="T3" style:family="text">
      <style:text-properties officeooo:rsid="000a1106"/>
    </style:style>
    <style:style style:name="T4" style:family="text">
      <style:text-properties officeooo:rsid="000a436e"/>
    </style:style>
    <style:style style:name="T5" style:family="text">
      <style:text-properties officeooo:rsid="000deb0b"/>
    </style:style>
    <style:style style:name="T6" style:family="text">
      <style:text-properties officeooo:rsid="00104fdd"/>
    </style:style>
    <style:style style:name="T7" style:family="text">
      <style:text-properties officeooo:rsid="00115a0c"/>
    </style:style>
    <style:style style:name="T8" style:family="text">
      <style:text-properties officeooo:rsid="00147aeb"/>
    </style:style>
    <style:style style:name="T9" style:family="text">
      <style:text-properties officeooo:rsid="00162007"/>
    </style:style>
    <style:style style:name="T10" style:family="text">
      <style:text-properties officeooo:rsid="0017078b"/>
    </style:style>
    <style:style style:name="T11" style:family="text">
      <style:text-properties officeooo:rsid="001a699f"/>
    </style:style>
    <style:style style:name="T12" style:family="text">
      <style:text-properties officeooo:rsid="001b5b41"/>
    </style:style>
    <style:style style:name="T13" style:family="text">
      <style:text-properties officeooo:rsid="001f50bb"/>
    </style:style>
    <style:style style:name="T14" style:family="text">
      <style:text-properties officeooo:rsid="00217dfe"/>
    </style:style>
    <style:style style:name="T15" style:family="text">
      <style:text-properties officeooo:rsid="0023838d"/>
    </style:style>
    <style:style style:name="T16" style:family="text">
      <style:text-properties officeooo:rsid="0024e8c2"/>
    </style:style>
    <style:style style:name="T17" style:family="text">
      <style:text-properties officeooo:rsid="00291e24"/>
    </style:style>
    <style:style style:name="T18" style:family="text">
      <style:text-properties officeooo:rsid="002eb011"/>
    </style:style>
    <style:style style:name="T19" style:family="text">
      <style:text-properties officeooo:rsid="00304c2f"/>
    </style:style>
    <style:style style:name="T20" style:family="text">
      <style:text-properties officeooo:rsid="00312629"/>
    </style:style>
    <style:style style:name="T21" style:family="text">
      <style:text-properties officeooo:rsid="00328d5f"/>
    </style:style>
    <style:style style:name="T22" style:family="text">
      <style:text-properties officeooo:rsid="0034b6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me: <text:span text:style-name="T1">Display Disk Statistics</text:span></text:p>
      <text:p text:style-name="P23">Goal: Record disk information to some medium.</text:p>
      <text:p text:style-name="P11">Actors: <text:span text:style-name="T2">User – selects options for displaying disk statistics</text:span></text:p>
      <text:p text:style-name="P11"><text:tab/> <text:span text:style-name="T2">Program Configuration – reports configure info to disk statistics</text:span></text:p>
      <text:p text:style-name="P1">Pre-condition:</text:p>
      <text:p text:style-name="P56">+ Valid output file exists</text:p>
      <text:p text:style-name="P21">+ Valid configuration file exists</text:p>
      <text:p text:style-name="P21">+ Linux OS is in valid state and of version &gt;= 2.6</text:p>
      <text:p text:style-name="P1">Basic Flow:</text:p>
      <text:p text:style-name="P21">1. Read configuration</text:p>
      <text:p text:style-name="P21">2. Read User Input for where to output</text:p>
      <text:p text:style-name="P50">3. Call Request Disk Statistics for specified number of times <text:span text:style-name="T21">with specified delay in between reads</text:span></text:p>
      <text:p text:style-name="P21"><text:span text:style-name="T21">4</text:span>. Record disk statistics</text:p>
      <text:p text:style-name="P1">Alternate Flows:</text:p>
      <text:p text:style-name="P21">Output to Terminal:</text:p>
      <text:p text:style-name="P21">1. Call Output to terminal <text:span text:style-name="T5">extension</text:span></text:p>
      <text:p text:style-name="P21">Output to File:</text:p>
      <text:p text:style-name="P21">1. Call Output to file <text:span text:style-name="T5">extension</text:span></text:p>
      <text:p text:style-name="P1">Post-condition:</text:p>
      <text:p text:style-name="P22">+ Valid output file exists</text:p>
      <text:p text:style-name="P22">+ Valid configuration file exists</text:p>
      <text:p text:style-name="P22">+ Linux OS is in valid state</text:p>
      <text:p text:style-name="P22"/>
      <text:p text:style-name="P13">Name: <text:span text:style-name="T3">Output to Terminal</text:span></text:p>
      <text:p text:style-name="P13">Goal: <text:span text:style-name="T4">Record disk information to terminal</text:span></text:p>
      <text:p text:style-name="P13">Actors: <text:span text:style-name="T4">n/a</text:span></text:p>
      <text:p text:style-name="P3">Pre-condition:</text:p>
      <text:p text:style-name="P23">+ Valid console output exists</text:p>
      <text:p text:style-name="P23">+ Display Disk Statistics recorded valid disk information</text:p>
      <text:p text:style-name="P24">+ Valid output file exists</text:p>
      <text:p text:style-name="P3">Basic Flow:</text:p>
      <text:p text:style-name="P25">1. Read the previous report information from output file</text:p>
      <text:p text:style-name="P23"><text:span text:style-name="T6">2</text:span>. Output <text:span text:style-name="T6">new and old d</text:span>isk statistics information to terminal</text:p>
      <text:p text:style-name="P3">Alternate Flows:</text:p>
      <text:p text:style-name="P23">n/a</text:p>
      <text:p text:style-name="P3">Post-condition:</text:p>
      <text:p text:style-name="P23">+ Console output in valid state</text:p>
      <text:p text:style-name="P12"/>
      <text:p text:style-name="P14">Name: <text:span text:style-name="T7">Output to file</text:span></text:p>
      <text:p text:style-name="P14">Goal: <text:span text:style-name="T7">Record disk information to file</text:span></text:p>
      <text:p text:style-name="P14">Actors: <text:span text:style-name="T7">n/a</text:span></text:p>
      <text:p text:style-name="P4">Pre-condition:</text:p>
      <text:p text:style-name="P26">+ Valid output file exists</text:p>
      <text:p text:style-name="P26">+ Display disk statistics recorded valid disk information</text:p>
      <text:p text:style-name="P4">Basic Flow:</text:p>
      <text:p text:style-name="P27">1. Append new disk statistics information to output file</text:p>
      <text:p text:style-name="P4">Alternate Flows:</text:p>
      <text:p text:style-name="P60">Output File Cannot Open:</text:p>
      <text:p text:style-name="P60"><text:tab/>1. Tell user inadequate permissions for file and ask for new file.</text:p>
      <text:p text:style-name="P4"><text:soft-page-break/>Post-condition:</text:p>
      <text:p text:style-name="P28">+ Output file in valid state</text:p>
      <text:p text:style-name="P12">Name: <text:span text:style-name="T8">Request Disk Statistics</text:span></text:p>
      <text:p text:style-name="P12">Goal: <text:span text:style-name="T8">Acquire proper disk statistics for User's system</text:span></text:p>
      <text:p text:style-name="P12">Actors: <text:span text:style-name="T8">Program Configuration – configuration for what info is requested</text:span></text:p>
      <text:p text:style-name="P12"><text:tab/> <text:span text:style-name="T9">System Disk Monitor – reports disk information dealing with user's system</text:span></text:p>
      <text:p text:style-name="P2">Pre-condition:</text:p>
      <text:p text:style-name="P29">+ Valid configuration file</text:p>
      <text:p text:style-name="P58">+ Linux OS is in valid state and of version &gt;= 2.6</text:p>
      <text:p text:style-name="P2">Basic Flow:</text:p>
      <text:p text:style-name="P31">1. <text:span text:style-name="T10">Request disk information from system</text:span></text:p>
      <text:p text:style-name="P32">2. Place information into a common format</text:p>
      <text:p text:style-name="P2">Alternate Flows:</text:p>
      <text:p text:style-name="P33">Disk Write Stats Requested:</text:p>
      <text:p text:style-name="P33"><text:tab/>1. Call Disk Write Stats extension</text:p>
      <text:p text:style-name="P33">Disk Read Stats Requested:</text:p>
      <text:p text:style-name="P33"><text:tab/>1. Call Disk Read Stats extension</text:p>
      <text:p text:style-name="P2">Post-condition:</text:p>
      <text:p text:style-name="P30">+ Valid configuration file</text:p>
      <text:p text:style-name="P59">+ Linux OS is in valid state and of version &gt;= 2.6</text:p>
      <text:p text:style-name="P2"/>
      <text:p text:style-name="P15">Name: <text:span text:style-name="T11">Disk Write Stats</text:span></text:p>
      <text:p text:style-name="P15">Goal: <text:span text:style-name="T11">Acquire proper disk write statistics</text:span></text:p>
      <text:p text:style-name="P15">Actors: <text:span text:style-name="T12">Program Configuration – configuration for what info is requested</text:span></text:p>
      <text:p text:style-name="P15"><text:tab/> <text:span text:style-name="T12">System Disk Monitor – reports disk information dealing with user's system</text:span></text:p>
      <text:p text:style-name="P5">Pre-condition:</text:p>
      <text:p text:style-name="P34">+ Valid configuration file</text:p>
      <text:p text:style-name="P34">+ Linux OS is in valid state and of version &gt;= 2.6</text:p>
      <text:p text:style-name="P5">Basic Flow:</text:p>
      <text:p text:style-name="P42">1. Request disk write information from system</text:p>
      <text:p text:style-name="P42">2. Place information into a common format</text:p>
      <text:p text:style-name="P5">Alternate Flows:</text:p>
      <text:p text:style-name="P48">KB_wrtn/s Requested:</text:p>
      <text:p text:style-name="P48"><text:tab/>1. Call KB_wrtn/s extension</text:p>
      <text:p text:style-name="P48">Blk_wrtn/s Requested:</text:p>
      <text:p text:style-name="P48"><text:tab/>1. Call Blk_wrtn/s extension</text:p>
      <text:p text:style-name="P48"><text:span text:style-name="T13">Blk</text:span>_wrtn Requested:</text:p>
      <text:p text:style-name="P48"><text:tab/>1. Call B<text:span text:style-name="T13">lk</text:span>_wrtn extension</text:p>
      <text:p text:style-name="P5">Post-condition:</text:p>
      <text:p text:style-name="P35">+ Valid configuration file</text:p>
      <text:p text:style-name="P35">+ Linux OS is in valid state and of version &gt;= 2.6</text:p>
      <text:p text:style-name="P35"/>
      <text:p text:style-name="P16">Name: <text:span text:style-name="T11">Disk Read Stats</text:span></text:p>
      <text:p text:style-name="P16">Goal: <text:span text:style-name="T11">Acquire proper disk read statistics</text:span></text:p>
      <text:p text:style-name="P16">Actors: <text:span text:style-name="T12">Program Configuration – configuration for what info is requested</text:span></text:p>
      <text:p text:style-name="P16"><text:tab/> <text:span text:style-name="T12">System Disk Monitor – reports disk information dealing with user's system</text:span></text:p>
      <text:p text:style-name="P6">Pre-condition:</text:p>
      <text:p text:style-name="P36">+ Valid configuration file</text:p>
      <text:p text:style-name="P36">+ Linux OS is in valid state and of version &gt;= 2.6</text:p>
      <text:p text:style-name="P6"><text:soft-page-break/>Basic Flow:</text:p>
      <text:p text:style-name="P43">1. Request disk <text:span text:style-name="T14">read</text:span> information from system</text:p>
      <text:p text:style-name="P43">2. Place information into a common format</text:p>
      <text:p text:style-name="P6">Alternate Flows:</text:p>
      <text:p text:style-name="P49">KB_<text:span text:style-name="T14">read</text:span>/s Requested:</text:p>
      <text:p text:style-name="P49"><text:tab/>1. Call KB_<text:span text:style-name="T14">read</text:span>/s extension</text:p>
      <text:p text:style-name="P49">Blk_<text:span text:style-name="T14">read</text:span>/s Requested:</text:p>
      <text:p text:style-name="P49"><text:tab/>1. Call Blk_<text:span text:style-name="T14">read</text:span>/s extension</text:p>
      <text:p text:style-name="P49"><text:span text:style-name="T13">Blk</text:span>_<text:span text:style-name="T14">read</text:span> Requested:</text:p>
      <text:p text:style-name="P49"><text:tab/>1. Call B<text:span text:style-name="T13">lk</text:span>_<text:span text:style-name="T14">read</text:span> extension</text:p>
      <text:p text:style-name="P6">Post-condition:</text:p>
      <text:p text:style-name="P36">+ Valid configuration file</text:p>
      <text:p text:style-name="P36">+ Linux OS is in valid state and of version &gt;= 2.6</text:p>
      <text:p text:style-name="P36"/>
      <text:p text:style-name="P17">Name: <text:span text:style-name="T15">KB_wrtn/s</text:span></text:p>
      <text:p text:style-name="P17">Goal: <text:span text:style-name="T11">Acquire proper Kilobyte writes per second</text:span></text:p>
      <text:p text:style-name="P17">Actors: <text:span text:style-name="T12">Program Configuration – configuration for what info is requested</text:span></text:p>
      <text:p text:style-name="P17"><text:tab/> <text:span text:style-name="T12">System Disk Monitor – reports disk information dealing with user's system</text:span></text:p>
      <text:p text:style-name="P7">Pre-condition:</text:p>
      <text:p text:style-name="P37">+ Valid configuration file</text:p>
      <text:p text:style-name="P37">+ Linux OS is in valid state and of version &gt;= 2.6</text:p>
      <text:p text:style-name="P7">Basic Flow:</text:p>
      <text:p text:style-name="P44">1. Request disk <text:span text:style-name="T17">write</text:span> information from system</text:p>
      <text:p text:style-name="P44">2. Place information into a common format</text:p>
      <text:p text:style-name="P7">Alternate Flows: <text:span text:style-name="T16">n/a</text:span></text:p>
      <text:p text:style-name="P7">Post-condition:</text:p>
      <text:p text:style-name="P38">+ Valid configuration file</text:p>
      <text:p text:style-name="P38">+ Linux OS is in valid state and of version &gt;= 2.6</text:p>
      <text:p text:style-name="P38"/>
      <text:p text:style-name="P18">Name: <text:span text:style-name="T15">Blk_wrtn/s</text:span></text:p>
      <text:p text:style-name="P18">Goal: <text:span text:style-name="T11">Acquire proper number of blocks written per second</text:span></text:p>
      <text:p text:style-name="P18">Actors: <text:span text:style-name="T12">Program Configuration – configuration for what info is requested</text:span></text:p>
      <text:p text:style-name="P18"><text:tab/> <text:span text:style-name="T12">System Disk Monitor – reports disk information dealing with user's system</text:span></text:p>
      <text:p text:style-name="P8">Pre-condition:</text:p>
      <text:p text:style-name="P39">+ Valid configuration file</text:p>
      <text:p text:style-name="P39">+ Linux OS is in valid state and of version &gt;= 2.6</text:p>
      <text:p text:style-name="P8">Basic Flow:</text:p>
      <text:p text:style-name="P45">1. Request disk <text:span text:style-name="T17">write</text:span> information from system</text:p>
      <text:p text:style-name="P45">2. Place information into a common format</text:p>
      <text:p text:style-name="P8">Alternate Flows: <text:span text:style-name="T16">n/a</text:span></text:p>
      <text:p text:style-name="P8">Post-condition:</text:p>
      <text:p text:style-name="P39">+ Valid configuration file</text:p>
      <text:p text:style-name="P39">+ Linux OS is in valid state and of version &gt;= 2.6</text:p>
      <text:p text:style-name="P39"/>
      <text:p text:style-name="P18">Name: <text:span text:style-name="T15">Blk_wrtn</text:span></text:p>
      <text:p text:style-name="P18">Goal: <text:span text:style-name="T11">Acquire proper number of blocks written since system start</text:span></text:p>
      <text:p text:style-name="P18">Actors: <text:span text:style-name="T12">Program Configuration – configuration for what info is requested</text:span></text:p>
      <text:p text:style-name="P18"><text:tab/> <text:span text:style-name="T12">System Disk Monitor – reports disk information dealing with user's system</text:span></text:p>
      <text:p text:style-name="P8">Pre-condition:</text:p>
      <text:p text:style-name="P39"><text:soft-page-break/>+ Valid configuration file</text:p>
      <text:p text:style-name="P39">+ Linux OS is in valid state and of version &gt;= 2.6</text:p>
      <text:p text:style-name="P8">Basic Flow:</text:p>
      <text:p text:style-name="P45">1. Request disk <text:span text:style-name="T17">write</text:span> information from system</text:p>
      <text:p text:style-name="P45">2. Place information into a common format</text:p>
      <text:p text:style-name="P8">Alternate Flows: <text:span text:style-name="T16">n/a</text:span></text:p>
      <text:p text:style-name="P8">Post-condition:</text:p>
      <text:p text:style-name="P39">+ Valid configuration file</text:p>
      <text:p text:style-name="P39">+ Linux OS is in valid state and of version &gt;= 2.6</text:p>
      <text:p text:style-name="P39"/>
      <text:p text:style-name="P19">Name: <text:span text:style-name="T15">KB_read/s</text:span></text:p>
      <text:p text:style-name="P19">Goal: <text:span text:style-name="T11">Acquire proper Kilobyte reads per second</text:span></text:p>
      <text:p text:style-name="P19">Actors: <text:span text:style-name="T12">Program Configuration – configuration for what info is requested</text:span></text:p>
      <text:p text:style-name="P19"><text:tab/> <text:span text:style-name="T12">System Disk Monitor – reports disk information dealing with user's system</text:span></text:p>
      <text:p text:style-name="P9">Pre-condition:</text:p>
      <text:p text:style-name="P40">+ Valid configuration file</text:p>
      <text:p text:style-name="P40">+ Linux OS is in valid state and of version &gt;= 2.6</text:p>
      <text:p text:style-name="P9">Basic Flow:</text:p>
      <text:p text:style-name="P46">1. Request disk <text:span text:style-name="T14">read</text:span> information from system</text:p>
      <text:p text:style-name="P46">2. Place information into a common format</text:p>
      <text:p text:style-name="P9">Alternate Flows: <text:span text:style-name="T16">n/a</text:span></text:p>
      <text:p text:style-name="P9">Post-condition:</text:p>
      <text:p text:style-name="P40">+ Valid configuration file</text:p>
      <text:p text:style-name="P40">+ Linux OS is in valid state and of version &gt;= 2.6</text:p>
      <text:p text:style-name="P40"/>
      <text:p text:style-name="P19">Name: <text:span text:style-name="T15">Blk_read/s</text:span></text:p>
      <text:p text:style-name="P19">Goal: <text:span text:style-name="T11">Acquire proper number of blocks read per second</text:span></text:p>
      <text:p text:style-name="P19">Actors: <text:span text:style-name="T12">Program Configuration – configuration for what info is requested</text:span></text:p>
      <text:p text:style-name="P19"><text:tab/> <text:span text:style-name="T12">System Disk Monitor – reports disk information dealing with user's system</text:span></text:p>
      <text:p text:style-name="P9">Pre-condition:</text:p>
      <text:p text:style-name="P40">+ Valid configuration file</text:p>
      <text:p text:style-name="P40">+ Linux OS is in valid state and of version &gt;= 2.6</text:p>
      <text:p text:style-name="P9">Basic Flow:</text:p>
      <text:p text:style-name="P46">1. Request disk <text:span text:style-name="T14">read</text:span> information from system</text:p>
      <text:p text:style-name="P46">2. Place information into a common format</text:p>
      <text:p text:style-name="P9">Alternate Flows: <text:span text:style-name="T16">n/a</text:span></text:p>
      <text:p text:style-name="P9">Post-condition:</text:p>
      <text:p text:style-name="P40">+ Valid configuration file</text:p>
      <text:p text:style-name="P40">+ Linux OS is in valid state and of version &gt;= 2.6</text:p>
      <text:p text:style-name="P40"/>
      <text:p text:style-name="P19">Name: <text:span text:style-name="T15">Blk_read</text:span></text:p>
      <text:p text:style-name="P19">Goal: <text:span text:style-name="T11">Acquire proper number of blocks read since system start</text:span></text:p>
      <text:p text:style-name="P19">Actors: <text:span text:style-name="T12">Program Configuration – configuration for what info is requested</text:span></text:p>
      <text:p text:style-name="P19"><text:tab/> <text:span text:style-name="T12">System Disk Monitor – reports disk information dealing with user's system</text:span></text:p>
      <text:p text:style-name="P9">Pre-condition:</text:p>
      <text:p text:style-name="P40">+ Valid configuration file</text:p>
      <text:p text:style-name="P40">+ Linux OS is in valid state and of version &gt;= 2.6</text:p>
      <text:p text:style-name="P9">Basic Flow:</text:p>
      <text:p text:style-name="P46">1. Request disk <text:span text:style-name="T14">read</text:span> information from system</text:p>
      <text:p text:style-name="P46"><text:soft-page-break/>2. Place information into a common format</text:p>
      <text:p text:style-name="P9">Alternate Flows: <text:span text:style-name="T16">n/a</text:span></text:p>
      <text:p text:style-name="P9">Post-condition:</text:p>
      <text:p text:style-name="P40">+ Valid configuration file</text:p>
      <text:p text:style-name="P40">+ Linux OS is in valid state and of version &gt;= 2.6</text:p>
      <text:p text:style-name="P40"/>
      <text:p text:style-name="P20">Name: <text:span text:style-name="T18">Change Configuration</text:span></text:p>
      <text:p text:style-name="P20">Goal: <text:span text:style-name="T19">Update the configuration file based on the user's input</text:span></text:p>
      <text:p text:style-name="P20">Actors: <text:span text:style-name="T12">Program Configuration – configuration</text:span></text:p>
      <text:p text:style-name="P20"><text:tab/> <text:span text:style-name="T19">User – reports changes to program configuration</text:span></text:p>
      <text:p text:style-name="P10">Pre-condition:</text:p>
      <text:p text:style-name="P41">+ Valid configuration file</text:p>
      <text:p text:style-name="P41">+ Linux OS is in valid state and of version &gt;= 2.6</text:p>
      <text:p text:style-name="P10">Basic Flow:</text:p>
      <text:p text:style-name="P47">1. <text:span text:style-name="T20">Update configuration based on user's input</text:span></text:p>
      <text:p text:style-name="P10">Alternate Flows:</text:p>
      <text:p text:style-name="P51">KB_wrtn/s:</text:p>
      <text:p text:style-name="P53">1. <text:span text:style-name="T22">Update flag to either on or off</text:span></text:p>
      <text:p text:style-name="P51">Blk_wrtn/s:</text:p>
      <text:p text:style-name="P54">1. <text:span text:style-name="T22">Update flag to either on or off</text:span></text:p>
      <text:p text:style-name="P51">Blk_wrtn:</text:p>
      <text:p text:style-name="P54">1. <text:span text:style-name="T22">Update flag to either on or off</text:span></text:p>
      <text:p text:style-name="P51">KB_read/s:</text:p>
      <text:p text:style-name="P54">1. <text:span text:style-name="T22">Update flag to either on or off</text:span></text:p>
      <text:p text:style-name="P51">Blk_read/s:</text:p>
      <text:p text:style-name="P54">1. <text:span text:style-name="T22">Update flag to either on or off</text:span></text:p>
      <text:p text:style-name="P51">Blk_read:</text:p>
      <text:p text:style-name="P54">1. <text:span text:style-name="T22">Update flag to either on or off</text:span></text:p>
      <text:p text:style-name="P52">Count:</text:p>
      <text:p text:style-name="P55">1. Update number of times disk statistics should be requested</text:p>
      <text:p text:style-name="P52">Delay:</text:p>
      <text:p text:style-name="P55">1. Update delay in between disk statistic requests</text:p>
      <text:p text:style-name="P10">Post-condition:</text:p>
      <text:p text:style-name="P41">+ Valid configuration file</text:p>
      <text:p text:style-name="P41">+ Linux OS is in valid state and of version &gt;= 2.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minor</meta:initial-creator>
    <meta:creation-date>2016-04-12T14:15:32.742946651</meta:creation-date>
    <dc:date>2016-04-15T09:44:04.448505848</dc:date>
    <dc:creator>austin minor</dc:creator>
    <meta:editing-duration>PT54M4S</meta:editing-duration>
    <meta:editing-cycles>50</meta:editing-cycles>
    <meta:generator>LibreOffice/5.0.5.2$Linux_X86_64 LibreOffice_project/00m0$Build-2</meta:generator>
    <meta:document-statistic meta:table-count="0" meta:image-count="0" meta:object-count="0" meta:page-count="5" meta:paragraph-count="220" meta:word-count="1183" meta:character-count="7356" meta:non-whitespace-character-count="6340"/>
  </office:meta>
</office:document-meta>
</file>